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95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21" table:default-cell-style-name="ce3"/>
        <table:table-row table:style-name="ro1">
          <table:table-cell table:style-name="ce1"/>
          <table:table-cell table:style-name="ce2" office:value-type="string" calcext:value-type="string" table:number-columns-spanned="4" table:number-rows-spanned="1">
            <text:p>Agosto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Setiembre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Octubre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Noviembre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Diciembre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nstrucción de MV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evantamiento de capital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oceso de selección del equipo de personas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reación de la oficina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mplementación del sistema de verificación</text:p>
          </table:table-cell>
          <table:table-cell table:number-columns-repeated="7"/>
          <table:table-cell table:number-columns-repeated="5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plementación de la creación de encomiendas</text:p>
          </table:table-cell>
          <table:table-cell table:number-columns-repeated="11"/>
          <table:table-cell table:number-columns-repeated="5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paña publicitaria</text:p>
          </table:table-cell>
          <table:table-cell table:number-columns-repeated="7"/>
          <table:table-cell table:number-columns-repeated="1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peraciones. Análisis y mejora continua</text:p>
          </table:table-cell>
          <table:table-cell table:number-columns-repeated="16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nvenios con empresas de taxi</text:p>
          </table:table-cell>
          <table:table-cell table:number-columns-repeated="16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 table:number-rows-repeated="1048564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5T00:19:41.570300118</meta:creation-date>
    <dc:date>2016-06-25T00:26:48.279934497</dc:date>
    <meta:editing-duration>PT6M50S</meta:editing-duration>
    <meta:editing-cycles>2</meta:editing-cycles>
    <meta:generator>LibreOffice/4.2.8.2$Linux_X86_64 LibreOffice_project/420m0$Build-2</meta:generator>
    <meta:document-statistic meta:table-count="1" meta:cell-count="74" meta:object-count="0"/>
  </office:meta>
</office:document-meta>
</file>